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Arial1" svg:font-family="Arial, Helvetica, sans-serif"/>
    <style:font-face style:name="Mangal1" svg:font-family="Mangal"/>
    <style:font-face style:name="Open Sans1" svg:font-family="'Open Sans', Helvetica, Arial, sans-serif"/>
    <style:font-face style:name="Open Sans" svg:font-family="'Open Sans', sans-serif"/>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8pt" fo:font-weight="bold" style:font-size-asian="18pt" style:font-weight-asian="bold" style:font-size-complex="18pt" style:font-weight-complex="bold"/>
    </style:style>
    <style:style style:name="P2" style:family="paragraph" style:parent-style-name="Text_20_body">
      <style:paragraph-properties fo:text-align="start" style:justify-single-word="false"/>
      <style:text-properties fo:font-variant="normal" fo:text-transform="none" fo:color="#1c1c1c" style:font-name="Open Sans" fo:font-size="12pt" fo:letter-spacing="normal" fo:font-style="normal" fo:font-weight="normal" style:font-size-asian="12pt" style:font-weight-asian="normal" style:font-size-complex="12pt" style:font-weight-complex="normal"/>
    </style:style>
    <style:style style:name="P3" style:family="paragraph" style:parent-style-name="Text_20_body">
      <style:paragraph-properties fo:text-align="center" style:justify-single-word="false"/>
      <style:text-properties fo:font-variant="normal" fo:text-transform="none" fo:color="#1c1c1c" style:font-name="Open Sans" fo:font-size="28pt" fo:letter-spacing="normal" fo:font-style="italic" fo:font-weight="bold" style:font-size-asian="28pt" style:font-weight-asian="bold" style:font-size-complex="28pt" style:font-weight-complex="bold"/>
    </style:style>
    <style:style style:name="P4" style:family="paragraph" style:parent-style-name="Text_20_body">
      <style:text-properties fo:font-variant="normal" fo:text-transform="none" fo:color="#1c1c1c" style:font-name="Open Sans" fo:font-size="15pt" fo:letter-spacing="normal" fo:font-style="normal" fo:font-weight="normal"/>
    </style:style>
    <style:style style:name="P5" style:family="paragraph" style:parent-style-name="Text_20_body">
      <style:paragraph-properties fo:text-align="start" style:justify-single-word="false"/>
      <style:text-properties fo:font-variant="normal" fo:text-transform="none" fo:color="#1c1c1c" style:font-name="Open Sans" fo:font-size="15pt" fo:letter-spacing="normal" fo:font-style="normal" fo:font-weight="normal" style:font-size-asian="15pt" style:font-weight-asian="bold" style:font-size-complex="15pt" style:font-weight-complex="bold"/>
    </style:style>
    <style:style style:name="P6" style:family="paragraph" style:parent-style-name="Text_20_body">
      <style:paragraph-properties fo:text-align="center" style:justify-single-word="false"/>
      <style:text-properties fo:font-variant="normal" fo:text-transform="none" fo:color="#1c1c1c" fo:font-size="28pt" fo:letter-spacing="normal" fo:font-weight="bold" style:font-size-asian="28pt" style:font-weight-asian="bold" style:font-size-complex="28pt" style:font-weight-complex="bold"/>
    </style:style>
    <style:style style:name="P7" style:family="paragraph" style:parent-style-name="Text_20_body">
      <style:text-properties fo:font-variant="normal" fo:text-transform="none" fo:color="#1c1c1c" style:font-name="Times New Roman" fo:font-size="18pt" fo:letter-spacing="normal" fo:font-style="normal" fo:font-weight="bold" style:font-size-asian="18pt" style:font-weight-asian="bold" style:font-size-complex="18pt" style:font-weight-complex="bold"/>
    </style:style>
    <style:style style:name="P8" style:family="paragraph" style:parent-style-name="Text_20_body">
      <style:text-properties fo:font-size="15pt" style:font-size-asian="15pt" style:font-size-complex="15pt"/>
    </style:style>
    <style:style style:name="P9" style:family="paragraph" style:parent-style-name="Text_20_body">
      <style:text-properties style:font-name="Arial"/>
    </style:style>
    <style:style style:name="P10" style:family="paragraph" style:parent-style-name="Text_20_body">
      <style:text-properties fo:font-size="12pt" style:font-size-asian="12pt" style:font-size-complex="12pt"/>
    </style:style>
    <style:style style:name="P11" style:family="paragraph" style:parent-style-name="Text_20_body">
      <style:paragraph-properties fo:text-align="start" style:justify-single-word="false"/>
      <style:text-properties fo:color="#1c1c1c" fo:font-size="12pt" fo:font-weight="normal" style:font-size-asian="12pt" style:font-weight-asian="normal" style:font-size-complex="12pt" style:font-weight-complex="normal"/>
    </style:style>
    <style:style style:name="P12" style:family="paragraph" style:parent-style-name="Text_20_body">
      <style:text-properties fo:font-size="20pt" fo:font-weight="bold" style:font-size-asian="20pt" style:font-weight-asian="bold" style:font-size-complex="20pt" style:font-weight-complex="bold"/>
    </style:style>
    <style:style style:name="P13" style:family="paragraph" style:parent-style-name="Text_20_body">
      <style:text-properties fo:font-size="13pt" fo:font-weight="bold" style:font-size-asian="13pt" style:font-weight-asian="bold" style:font-size-complex="13pt" style:font-weight-complex="bold"/>
    </style:style>
    <style:style style:name="P14" style:family="paragraph" style:parent-style-name="Text_20_body">
      <style:text-properties fo:font-size="14pt" fo:font-weight="normal" style:font-size-asian="14pt" style:font-weight-asian="normal" style:font-size-complex="14pt" style:font-weight-complex="normal"/>
    </style:style>
    <style:style style:name="P15" style:family="paragraph" style:parent-style-name="Text_20_body">
      <style:text-properties fo:font-size="14pt" style:font-size-asian="14pt" style:font-size-complex="14pt"/>
    </style:style>
    <style:style style:name="P16" style:family="paragraph" style:parent-style-name="Text_20_body">
      <style:text-properties fo:font-size="14pt" style:text-underline-style="solid" style:text-underline-width="auto" style:text-underline-color="font-color" style:font-size-asian="14pt" style:font-size-complex="14pt"/>
    </style:style>
    <style:style style:name="P17" style:family="paragraph" style:parent-style-name="Text_20_body">
      <style:text-properties style:font-name="Times New Roman" fo:font-size="14pt" style:font-size-asian="14pt" style:font-size-complex="14pt"/>
    </style:style>
    <style:style style:name="P18" style:family="paragraph" style:parent-style-name="Text_20_body">
      <style:text-properties style:font-name="Times New Roman" fo:font-size="18pt" fo:font-weight="bold" style:font-size-asian="18pt" style:font-weight-asian="bold" style:font-size-complex="18pt" style:font-weight-complex="bold"/>
    </style:style>
    <style:style style:name="P19" style:family="paragraph" style:parent-style-name="Text_20_body">
      <style:text-properties style:font-name="Times New Roman" fo:font-size="16pt" fo:font-weight="bold" style:font-size-asian="16pt" style:font-weight-asian="bold" style:font-size-complex="16pt" style:font-weight-complex="bold"/>
    </style:style>
    <style:style style:name="P20"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2pt" fo:letter-spacing="normal" fo:font-style="normal" fo:font-weight="normal" style:font-size-asian="12pt" style:font-size-complex="12pt"/>
    </style:style>
    <style:style style:name="P21" style:family="paragraph" style:parent-style-name="Text_20_body">
      <style:paragraph-properties fo:margin-left="0cm" fo:margin-right="0cm" fo:line-height="100%" fo:orphans="2" fo:widows="2" fo:text-indent="0cm" style:auto-text-indent="false"/>
      <style:text-properties fo:font-variant="normal" fo:text-transform="none" fo:color="#222222" style:font-name="sans-serif" fo:font-size="12pt" fo:letter-spacing="normal" fo:font-style="normal" fo:font-weight="normal" style:font-size-asian="12pt" style:font-size-complex="12pt"/>
    </style:style>
    <style:style style:name="P22" style:family="paragraph" style:parent-style-name="Text_20_body">
      <style:paragraph-properties fo:margin-left="0cm" fo:margin-right="0cm" fo:orphans="2" fo:widows="2" fo:text-indent="0cm" style:auto-text-indent="false"/>
    </style:style>
    <style:style style:name="P23" style:family="paragraph" style:parent-style-name="Text_20_body">
      <style:paragraph-properties fo:margin-left="0cm" fo:margin-right="0cm" fo:line-height="100%" fo:orphans="2" fo:widows="2" fo:text-indent="0cm" style:auto-text-indent="false"/>
    </style:style>
    <style:style style:name="P24" style:family="paragraph" style:parent-style-name="Text_20_body">
      <style:paragraph-properties fo:margin-left="0cm" fo:margin-right="0cm" fo:margin-top="0cm" fo:margin-bottom="0.265cm" fo:text-align="start" style:justify-single-word="false" fo:orphans="2" fo:widows="2" fo:text-indent="0cm" style:auto-text-indent="false"/>
      <style:text-properties fo:font-variant="normal" fo:text-transform="none" fo:color="#565656" fo:font-size="16pt" fo:letter-spacing="normal" fo:font-weight="normal" style:font-size-asian="16pt" style:font-weight-asian="normal" style:font-size-complex="16pt" style:font-weight-complex="normal"/>
    </style:style>
    <style:style style:name="P25" style:family="paragraph" style:parent-style-name="Text_20_body">
      <style:paragraph-properties fo:margin-left="0cm" fo:margin-right="0cm" fo:margin-top="0cm" fo:margin-bottom="0.265cm" fo:text-align="start" style:justify-single-word="false" fo:orphans="2" fo:widows="2" fo:text-indent="0cm" style:auto-text-indent="false"/>
      <style:text-properties fo:font-variant="normal" fo:text-transform="none" fo:color="#565656" style:font-name="Open Sans" fo:font-size="16pt" fo:letter-spacing="normal" fo:font-style="italic" fo:font-weight="normal" style:font-size-asian="16pt" style:font-weight-asian="normal" style:font-size-complex="16pt" style:font-weight-complex="normal"/>
    </style:style>
    <style:style style:name="P26" style:family="paragraph" style:parent-style-name="Text_20_body">
      <style:paragraph-properties fo:margin-left="0cm" fo:margin-right="0cm" fo:margin-top="0cm" fo:margin-bottom="0.265cm" fo:orphans="2" fo:widows="2" fo:text-indent="0cm" style:auto-text-indent="false"/>
      <style:text-properties fo:font-variant="normal" fo:text-transform="none" fo:color="#1c1c1c" style:font-name="Arial" fo:font-size="12pt" fo:letter-spacing="normal" fo:font-style="normal" fo:font-weight="normal" style:font-size-asian="12pt" style:font-size-complex="12pt"/>
    </style:style>
    <style:style style:name="P27" style:family="paragraph" style:parent-style-name="Text_20_body">
      <style:paragraph-properties fo:margin-left="0cm" fo:margin-right="0cm" fo:margin-top="0cm" fo:margin-bottom="0.265cm" fo:orphans="2" fo:widows="2" fo:text-indent="0cm" style:auto-text-indent="false"/>
      <style:text-properties fo:font-variant="normal" fo:text-transform="none" fo:color="#1c1c1c" style:font-name="Open Sans" fo:font-size="10.5pt" fo:letter-spacing="normal" fo:font-style="normal" fo:font-weight="normal"/>
    </style:style>
    <style:style style:name="P28" style:family="paragraph" style:parent-style-name="Text_20_body">
      <style:paragraph-properties fo:margin-left="0cm" fo:margin-right="0cm" fo:margin-top="0cm" fo:margin-bottom="0.265cm" fo:orphans="2" fo:widows="2" fo:text-indent="0cm" style:auto-text-indent="false"/>
      <style:text-properties fo:font-variant="normal" fo:text-transform="none" fo:color="#1c1c1c" style:font-name="Open Sans" fo:font-size="12pt" fo:letter-spacing="normal" fo:font-style="normal" fo:font-weight="normal" style:font-size-asian="12pt" style:font-size-complex="12pt"/>
    </style:style>
    <style:style style:name="P29" style:family="paragraph" style:parent-style-name="Text_20_body">
      <style:paragraph-properties fo:margin-left="0cm" fo:margin-right="0cm" fo:margin-top="0cm" fo:margin-bottom="0.265cm" fo:text-align="start" style:justify-single-word="false" fo:orphans="2" fo:widows="2" fo:text-indent="0cm" style:auto-text-indent="false"/>
      <style:text-properties fo:font-variant="normal" fo:text-transform="none" fo:color="#1c1c1c" style:font-name="Open Sans" fo:font-size="12pt" fo:letter-spacing="normal" fo:font-style="normal" fo:font-weight="normal" style:font-size-asian="12pt" style:font-size-complex="12pt"/>
    </style:style>
    <style:style style:name="P30" style:family="paragraph" style:parent-style-name="Text_20_body">
      <style:paragraph-properties fo:margin-left="0cm" fo:margin-right="0cm" fo:margin-top="0cm" fo:margin-bottom="0.265cm" fo:orphans="2" fo:widows="2" fo:text-indent="0cm" style:auto-text-indent="false"/>
      <style:text-properties fo:font-variant="normal" fo:text-transform="none" fo:color="#1c1c1c" style:font-name="Open Sans" fo:font-size="12pt" fo:letter-spacing="normal" fo:font-style="normal" style:text-underline-style="solid" style:text-underline-width="auto" style:text-underline-color="font-color" fo:font-weight="normal" style:font-size-asian="12pt" style:font-size-complex="12pt"/>
    </style:style>
    <style:style style:name="P31" style:family="paragraph" style:parent-style-name="Text_20_body">
      <style:paragraph-properties fo:margin-left="0cm" fo:margin-right="0cm" fo:margin-top="0cm" fo:margin-bottom="0.265cm" fo:text-align="center" style:justify-single-word="false" fo:orphans="2" fo:widows="2" fo:text-indent="0cm" style:auto-text-indent="false"/>
      <style:text-properties fo:font-variant="normal" fo:text-transform="none" fo:color="#1c1c1c" style:font-name="Open Sans" fo:font-size="28pt" fo:letter-spacing="normal" fo:font-style="italic" fo:font-weight="bold" style:font-size-asian="28pt" style:font-weight-asian="bold" style:font-size-complex="28pt" style:font-weight-complex="bold"/>
    </style:style>
    <style:style style:name="P32" style:family="paragraph" style:parent-style-name="Text_20_body">
      <style:paragraph-properties fo:margin-left="0cm" fo:margin-right="0cm" fo:margin-top="0cm" fo:margin-bottom="0.265cm" fo:text-align="center" style:justify-single-word="false" fo:orphans="2" fo:widows="2" fo:text-indent="0cm" style:auto-text-indent="false"/>
      <style:text-properties fo:font-variant="normal" fo:text-transform="none" fo:color="#1c1c1c" style:font-name="Open Sans" fo:font-size="18pt" fo:letter-spacing="normal" fo:font-style="italic" fo:font-weight="bold" style:font-size-asian="18pt" style:font-weight-asian="bold" style:font-size-complex="18pt" style:font-weight-complex="bold"/>
    </style:style>
    <style:style style:name="P33" style:family="paragraph" style:parent-style-name="Text_20_body">
      <style:paragraph-properties fo:margin-left="0cm" fo:margin-right="0cm" fo:margin-top="0cm" fo:margin-bottom="0.265cm" fo:text-align="center" style:justify-single-word="false" fo:orphans="2" fo:widows="2" fo:text-indent="0cm" style:auto-text-indent="false"/>
      <style:text-properties fo:font-variant="normal" fo:text-transform="none" fo:color="#1c1c1c" style:font-name="Open Sans" fo:font-size="22pt" fo:letter-spacing="normal" fo:font-style="italic" fo:font-weight="bold" style:font-size-asian="22pt" style:font-weight-asian="bold" style:font-size-complex="22pt" style:font-weight-complex="bold"/>
    </style:style>
    <style:style style:name="P34" style:family="paragraph" style:parent-style-name="Text_20_body">
      <style:paragraph-properties fo:margin-left="0cm" fo:margin-right="0cm" fo:margin-top="0cm" fo:margin-bottom="0.265cm" fo:text-align="start" style:justify-single-word="false" fo:orphans="2" fo:widows="2" fo:text-indent="0cm" style:auto-text-indent="false"/>
      <style:text-properties fo:font-variant="normal" fo:text-transform="none" fo:color="#1c1c1c" style:font-name="Open Sans" fo:font-size="16pt" fo:letter-spacing="normal" fo:font-style="italic" fo:font-weight="normal" style:font-size-asian="16pt" style:font-weight-asian="normal" style:font-size-complex="16pt" style:font-weight-complex="normal"/>
    </style:style>
    <style:style style:name="P35" style:family="paragraph" style:parent-style-name="Text_20_body">
      <style:paragraph-properties fo:margin-left="0cm" fo:margin-right="0cm" fo:margin-top="0cm" fo:margin-bottom="0.265cm" fo:text-align="start" style:justify-single-word="false" fo:orphans="2" fo:widows="2" fo:text-indent="0cm" style:auto-text-indent="false"/>
      <style:text-properties fo:font-variant="normal" fo:text-transform="none" fo:color="#1c1c1c" style:font-name="Open Sans" fo:font-size="20pt" fo:letter-spacing="normal" fo:font-style="italic" fo:font-weight="bold" style:font-size-asian="20pt" style:font-weight-asian="bold" style:font-size-complex="20pt" style:font-weight-complex="bold"/>
    </style:style>
    <style:style style:name="P36" style:family="paragraph" style:parent-style-name="Text_20_body">
      <style:paragraph-properties fo:margin-left="0cm" fo:margin-right="0cm" fo:margin-top="0cm" fo:margin-bottom="0.265cm" fo:orphans="2" fo:widows="2" fo:text-indent="0cm" style:auto-text-indent="false"/>
      <style:text-properties fo:font-variant="normal" fo:text-transform="none" fo:color="#1c1c1c" style:font-name="Times New Roman" fo:font-size="14pt" fo:letter-spacing="normal" fo:font-style="normal" fo:font-weight="normal" style:font-size-asian="14pt" style:font-size-complex="14pt"/>
    </style:style>
    <style:style style:name="P37" style:family="paragraph" style:parent-style-name="Text_20_body">
      <style:paragraph-properties fo:margin-left="0cm" fo:margin-right="0cm" fo:margin-top="0cm" fo:margin-bottom="0.265cm" fo:orphans="2" fo:widows="2" fo:text-indent="0cm" style:auto-text-indent="false"/>
      <style:text-properties fo:font-variant="normal" fo:text-transform="none" fo:color="#1c1c1c" style:font-name="Times New Roman" fo:font-size="18pt" fo:letter-spacing="normal" fo:font-style="normal" fo:font-weight="bold" style:font-size-asian="18pt" style:font-weight-asian="bold" style:font-size-complex="18pt" style:font-weight-complex="bold"/>
    </style:style>
    <style:style style:name="P38" style:family="paragraph" style:parent-style-name="Text_20_body">
      <style:paragraph-properties fo:margin-left="0cm" fo:margin-right="0cm" fo:margin-top="0cm" fo:margin-bottom="0.265cm" fo:text-align="center" style:justify-single-word="false" fo:orphans="2" fo:widows="2" fo:text-indent="0cm" style:auto-text-indent="false"/>
      <style:text-properties fo:font-variant="normal" fo:text-transform="none" fo:color="#1c1c1c" fo:font-size="28pt" fo:letter-spacing="normal" fo:font-weight="bold" style:font-size-asian="28pt" style:font-weight-asian="bold" style:font-size-complex="28pt" style:font-weight-complex="bold"/>
    </style:style>
    <style:style style:name="P39" style:family="paragraph" style:parent-style-name="Text_20_body">
      <style:paragraph-properties fo:margin-left="0cm" fo:margin-right="0cm" fo:margin-top="0cm" fo:margin-bottom="0.265cm" fo:orphans="2" fo:widows="2" fo:text-indent="0cm" style:auto-text-indent="false"/>
      <style:text-properties fo:font-variant="normal" fo:text-transform="none" fo:color="#1c1c1c" style:font-name="Arial1" fo:font-size="12pt" fo:letter-spacing="normal" fo:font-style="normal" fo:font-weight="normal" style:font-size-asian="12pt" style:font-size-complex="12pt"/>
    </style:style>
    <style:style style:name="P40" style:family="paragraph" style:parent-style-name="Text_20_body">
      <style:paragraph-properties fo:margin-left="0cm" fo:margin-right="0cm" fo:margin-top="0cm" fo:margin-bottom="0.265cm" fo:orphans="2" fo:widows="2" fo:text-indent="0cm" style:auto-text-indent="false"/>
      <style:text-properties fo:font-variant="normal" fo:text-transform="none" fo:color="#1c1c1c" style:font-name="Arial1" fo:font-size="10.5pt" fo:letter-spacing="normal" fo:font-style="normal" fo:font-weight="bold"/>
    </style:style>
    <style:style style:name="P41" style:family="paragraph" style:parent-style-name="Text_20_body">
      <style:paragraph-properties fo:margin-left="0cm" fo:margin-right="0cm" fo:margin-top="0cm" fo:margin-bottom="0.265cm" fo:orphans="2" fo:widows="2" fo:text-indent="0cm" style:auto-text-indent="false"/>
      <style:text-properties fo:color="#1c1c1c" fo:font-size="12pt" style:font-size-asian="12pt" style:font-size-complex="12pt"/>
    </style:style>
    <style:style style:name="P42" style:family="paragraph" style:parent-style-name="Heading_20_3">
      <style:paragraph-properties fo:margin-left="0cm" fo:margin-right="0cm" fo:line-height="100%" fo:orphans="2" fo:widows="2" fo:text-indent="0cm" style:auto-text-indent="false"/>
      <style:text-properties fo:font-variant="normal" fo:text-transform="none" fo:color="#000000" style:font-name="sans-serif" fo:font-size="12pt" fo:letter-spacing="normal" fo:font-style="normal" fo:font-weight="bold" style:font-size-asian="12pt" style:font-size-complex="12pt"/>
    </style:style>
    <style:style style:name="P43" style:family="paragraph" style:parent-style-name="Standard">
      <style:text-properties fo:font-size="18pt" fo:font-weight="bold" style:font-size-asian="18pt" style:font-weight-asian="bold" style:font-size-complex="18pt" style:font-weight-complex="bold"/>
    </style:style>
    <style:style style:name="P44" style:family="paragraph" style:parent-style-name="Standard">
      <style:text-properties fo:font-size="18pt" style:font-size-asian="18pt" style:font-size-complex="18pt"/>
    </style:style>
    <style:style style:name="P45"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46" style:family="paragraph" style:parent-style-name="Standard">
      <style:paragraph-properties fo:text-align="center" style:justify-single-word="false"/>
      <style:text-properties fo:font-size="10.5pt" fo:font-weight="bold" style:font-size-asian="10.5pt" style:font-weight-asian="bold" style:font-size-complex="10.5pt" style:font-weight-complex="bold"/>
    </style:style>
    <style:style style:name="P47"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9" style:family="paragraph" style:parent-style-name="Standard">
      <style:text-properties fo:color="#1c1c1c"/>
    </style:style>
    <style:style style:name="P50" style:family="paragraph" style:parent-style-name="Standard">
      <style:text-properties fo:color="#1c1c1c" fo:font-size="18pt" style:font-size-asian="18pt" style:font-size-complex="18pt"/>
    </style:style>
    <style:style style:name="P51" style:family="paragraph" style:parent-style-name="Standard">
      <style:text-properties fo:font-size="26pt" fo:font-weight="bold" style:font-size-asian="26pt" style:font-weight-asian="bold" style:font-size-complex="26pt" style:font-weight-complex="bold"/>
    </style:style>
    <style:style style:name="P52" style:family="paragraph" style:parent-style-name="Standard">
      <style:text-properties fo:font-size="26pt" style:font-size-asian="26pt" style:font-size-complex="26pt"/>
    </style:style>
    <style:style style:name="P53" style:family="paragraph" style:parent-style-name="Heading_20_2">
      <style:text-properties fo:font-variant="normal" fo:text-transform="none" fo:color="#1c1c1c" style:font-name="Open Sans" fo:font-size="15pt" fo:letter-spacing="normal" fo:font-style="normal" fo:font-weight="normal"/>
    </style:style>
    <style:style style:name="P54" style:family="paragraph" style:parent-style-name="Heading_20_2">
      <style:paragraph-properties fo:text-align="start" style:justify-single-word="false"/>
      <style:text-properties fo:font-variant="normal" fo:text-transform="none" fo:color="#1c1c1c" style:font-name="Arial" fo:font-size="15pt" fo:letter-spacing="normal" fo:font-style="normal" fo:font-weight="bold" style:font-size-asian="15pt" style:font-weight-asian="bold" style:font-size-complex="15pt" style:font-weight-complex="bold"/>
    </style:style>
    <style:style style:name="P55" style:family="paragraph" style:parent-style-name="Heading_20_2">
      <style:text-properties fo:font-variant="normal" fo:text-transform="none" fo:color="#1c1c1c" style:font-name="Times New Roman" fo:font-size="18pt" fo:letter-spacing="normal" fo:font-style="normal" fo:font-weight="bold" style:font-size-asian="18pt" style:font-weight-asian="bold" style:font-size-complex="18pt" style:font-weight-complex="bold"/>
    </style:style>
    <style:style style:name="P56" style:family="paragraph" style:parent-style-name="Table_20_Contents">
      <style:paragraph-properties fo:text-align="center" style:justify-single-word="false"/>
      <style:text-properties style:font-name="Times New Roman" fo:font-size="26pt" fo:font-weight="bold" style:font-size-asian="26pt" style:font-weight-asian="bold" style:font-size-complex="26pt" style:font-weight-complex="bold"/>
    </style:style>
    <style:style style:name="P57" style:family="paragraph" style:parent-style-name="Table_20_Contents">
      <style:paragraph-properties fo:text-align="center" style:justify-single-word="false"/>
      <style:text-properties fo:font-size="26pt" fo:font-weight="bold" style:font-size-asian="26pt" style:font-weight-asian="bold" style:font-size-complex="26pt" style:font-weight-complex="bold"/>
    </style:style>
    <style:style style:name="P58" style:family="paragraph" style:parent-style-name="Standard" style:list-style-name="L2">
      <style:text-properties fo:font-size="18pt" style:font-size-asian="18pt" style:font-size-complex="18pt"/>
    </style:style>
    <style:style style:name="P59" style:family="paragraph" style:parent-style-name="Standard">
      <style:text-properties fo:font-size="18pt" fo:font-weight="bold" style:font-size-asian="18pt" style:font-weight-asian="bold" style:font-size-complex="18pt" style:font-weight-complex="bold"/>
    </style:style>
    <style:style style:name="P60" style:family="paragraph" style:parent-style-name="Table_20_Contents">
      <style:paragraph-properties fo:text-align="center" style:justify-single-word="false"/>
      <style:text-properties fo:font-size="26pt" fo:font-weight="bold" style:font-size-asian="26pt" style:font-weight-asian="bold" style:font-size-complex="26pt" style:font-weight-complex="bold"/>
    </style:style>
    <style:style style:name="P61" style:family="paragraph" style:parent-style-name="Text_20_body" style:list-style-name="L3">
      <style:text-properties fo:font-size="14pt" fo:font-weight="normal" style:font-size-asian="14pt" style:font-weight-asian="normal" style:font-size-complex="14pt" style:font-weight-complex="normal"/>
    </style:style>
    <style:style style:name="P62" style:family="paragraph" style:parent-style-name="Text_20_body" style:list-style-name="L3">
      <style:text-properties fo:font-size="14pt" fo:font-weight="bold" style:font-size-asian="14pt" style:font-weight-asian="bold" style:font-size-complex="14pt" style:font-weight-complex="bold"/>
    </style:style>
    <style:style style:name="P63" style:family="paragraph" style:parent-style-name="Text_20_body" style:list-style-name="L4">
      <style:text-properties fo:font-size="14pt" style:font-size-asian="14pt" style:font-size-complex="14pt"/>
    </style:style>
    <style:style style:name="P64" style:family="paragraph" style:parent-style-name="Text_20_body" style:list-style-name="L3">
      <style:text-properties fo:font-size="18pt" fo:font-weight="bold" style:font-size-asian="18pt" style:font-weight-asian="bold" style:font-size-complex="18pt" style:font-weight-complex="bold"/>
    </style:style>
    <style:style style:name="P65" style:family="paragraph" style:parent-style-name="Text_20_body" style:list-style-name="L5">
      <style:text-properties style:font-name="Times New Roman" fo:font-size="14pt" style:font-size-asian="14pt" style:font-size-complex="14pt"/>
    </style:style>
    <style:style style:name="P66" style:family="paragraph" style:parent-style-name="Text_20_body">
      <style:paragraph-properties fo:margin-left="0cm" fo:margin-right="0cm" fo:margin-top="0cm" fo:margin-bottom="0.265cm" fo:orphans="2" fo:widows="2" fo:text-indent="0cm" style:auto-text-indent="false"/>
      <style:text-properties fo:font-variant="normal" fo:text-transform="none" fo:color="#1c1c1c" style:font-name="Open Sans" fo:font-size="10.5pt" fo:letter-spacing="normal" fo:font-style="normal" fo:font-weight="normal"/>
    </style:style>
    <style:style style:name="P67" style:family="paragraph" style:parent-style-name="Text_20_body" style:list-style-name="L1">
      <style:paragraph-properties fo:margin-left="0cm" fo:margin-right="0cm" fo:margin-top="0cm" fo:margin-bottom="0.265cm" fo:orphans="2" fo:widows="2" fo:text-indent="0cm" style:auto-text-indent="false"/>
      <style:text-properties fo:font-variant="normal" fo:text-transform="none" fo:color="#1c1c1c" style:font-name="Open Sans" fo:font-size="10.5pt" fo:letter-spacing="normal" fo:font-style="normal" fo:font-weight="normal"/>
    </style:style>
    <style:style style:name="T1" style:family="text">
      <style:text-properties fo:font-variant="normal" fo:text-transform="none" fo:color="#222222" style:font-name="sans-serif" fo:font-size="10.5pt" fo:letter-spacing="normal" fo:font-style="normal" fo:font-weight="normal"/>
    </style:style>
    <style:style style:name="T2" style:family="text">
      <style:text-properties fo:font-variant="normal" fo:text-transform="none" fo:color="#222222" style:font-name="sans-serif" fo:font-size="12pt" fo:letter-spacing="normal" fo:font-style="normal" fo:font-weight="normal" style:font-size-asian="12pt" style:font-size-complex="12pt"/>
    </style:style>
    <style:style style:name="T3"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4" style:family="text">
      <style:text-properties fo:font-variant="normal" fo:text-transform="none" fo:color="#0b0080" style:text-line-through-style="none" style:font-name="sans-serif" fo:font-size="12pt" fo:letter-spacing="normal" fo:font-style="normal" style:text-underline-style="none" fo:font-weight="normal" style:text-blinking="false" style:font-size-asian="12pt" style:font-size-complex="12pt"/>
    </style:style>
    <style:style style:name="T5" style:family="text">
      <style:text-properties fo:font-variant="normal" fo:text-transform="none" fo:color="#000000" style:font-name="Open Sans1" fo:font-size="11.25pt" fo:letter-spacing="normal" fo:font-style="normal" fo:font-weight="normal" style:font-size-asian="14pt" style:font-size-complex="14pt"/>
    </style:style>
    <style:style style:name="T6" style:family="text">
      <style:text-properties fo:font-variant="normal" fo:text-transform="none" fo:color="#1c1c1c" style:font-name="Open Sans" fo:font-size="15pt" fo:letter-spacing="normal" fo:font-style="normal" fo:font-weight="normal"/>
    </style:style>
    <style:style style:name="T7" style:family="text">
      <style:text-properties fo:font-variant="normal" fo:text-transform="none" fo:color="#1c1c1c" style:font-name="Open Sans" fo:font-size="20pt" fo:letter-spacing="normal" fo:font-style="normal" fo:font-weight="normal" style:font-size-asian="20pt" style:font-size-complex="20pt"/>
    </style:style>
    <style:style style:name="T8" style:family="text">
      <style:text-properties fo:font-variant="normal" fo:text-transform="none" style:font-name="Arial1" fo:letter-spacing="normal" fo:font-style="normal"/>
    </style:style>
    <style:style style:name="T9" style:family="text">
      <style:text-properties style:font-name="Open Sans" fo:font-style="italic"/>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color="#222222" style:font-name="sans-serif" fo:font-size="12pt" fo:font-style="normal" style:font-size-asian="12pt" style:font-size-complex="12pt"/>
    </style:style>
    <style:style style:name="T13" style:family="text">
      <style:text-properties fo:color="#0b0080" style:text-line-through-style="none" style:font-name="sans-serif" fo:font-size="12pt" fo:font-style="normal" style:text-underline-style="none" style:text-blinking="false" style:font-size-asian="12pt" style:font-size-complex="12pt"/>
    </style:style>
    <style:style style:name="T14" style:family="text">
      <style:text-properties fo:font-size="12pt" style:font-size-asian="12pt" style:font-size-complex="12pt"/>
    </style:style>
    <style:style style:name="T15" style:family="text">
      <style:text-properties style:text-underline-style="solid" style:text-underline-width="auto" style:text-underline-color="font-color"/>
    </style:style>
    <style:style style:name="T16" style:family="text">
      <style:text-properties style:font-name="Arial" fo:font-size="15pt" fo:font-weight="bold" style:font-size-asian="15pt" style:font-weight-asian="bold" style:font-size-complex="15pt" style:font-weight-complex="bold"/>
    </style:style>
    <style:style style:name="T17" style:family="text">
      <style:text-properties style:font-name="Arial1"/>
    </style:style>
    <style:style style:name="T18" style:family="text">
      <style:text-properties style:font-name="Arial1" fo:font-weight="bold" style:font-weight-asian="bold" style:font-weight-complex="bold"/>
    </style:style>
    <style:style style:name="T19" style:family="text">
      <style:text-properties style:font-name="Arial1" fo:font-style="italic"/>
    </style:style>
    <style:style style:name="T20" style:family="text">
      <style:text-properties style:font-name="Arial1" fo:font-style="italic" style:text-underline-style="solid" style:text-underline-width="auto" style:text-underline-color="font-color"/>
    </style:style>
    <style:style style:name="T21" style:family="text">
      <style:text-properties style:font-name="Arial1" fo:font-size="14pt" fo:font-weight="bold" style:font-size-asian="14pt" style:font-size-complex="14pt"/>
    </style:style>
    <style:style style:name="T22" style:family="text">
      <style:text-properties style:font-name="Arial1" fo:font-size="12pt" fo:font-style="italic" style:font-size-asian="12pt" style:font-size-complex="12pt"/>
    </style:style>
    <style:style style:name="T23" style:family="text">
      <style:text-properties style:font-name="Arial1" fo:font-size="12pt" style:font-size-asian="12pt" style:font-size-complex="12pt"/>
    </style:style>
    <style:style style:name="T24" style:family="text">
      <style:text-properties fo:font-size="14pt" style:font-size-asian="14pt" style:font-size-complex="14pt"/>
    </style:style>
    <style:style style:name="T25" style:family="text">
      <style:text-properties fo:font-size="20pt" fo:font-weight="bold" style:font-size-asian="20pt" style:font-weight-asian="bold" style:font-size-complex="20pt" style:font-weight-complex="bold"/>
    </style:style>
    <style:style style:name="T26" style:family="text">
      <style:text-properties fo:font-size="26pt" style:font-size-asian="26pt" style:font-size-complex="2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2">Fortbildung, Qualitätssicherung und Vernetzung</text:h>
      <text:p text:style-name="P27">Es besteht eine enge Kooperation mit meiner zuständigen Fachberaterin des Tageselternvereins Freudenstadt . Von dort aus werden alle notwendigen Fortbildungsmaßnahmen regelmäßig überprüft. <text:s/>Die Pflegeerlaubnis wird alle 5 Jahre vom Jugendamt überprüft und erneuert. </text:p>
      <text:p text:style-name="P27">Fortbildungen der letzten Jahre (neben regelmäßigen Austausch-und Gesprächsgruppen):</text:p>
      <text:p text:style-name="P27"/>
      <text:p text:style-name="P27">29.9.-8.12.2003 Grundqualifizierung Kurs 1</text:p>
      <text:p text:style-name="P27">11.5.2004 Rechtliche Informationen/ Jahresbericht</text:p>
      <text:p text:style-name="P27">13.7.2004 Körpersprache der Kinder</text:p>
      <text:p text:style-name="P27">14.9.2004 Film zum Thema „Körpersprache Kinder“</text:p>
      <text:p text:style-name="P27">3.05.2005 Bewusste Kinderernährung</text:p>
      <text:p text:style-name="P27">13.9.2005 Professionelles Auftreten als Tagesmutter</text:p>
      <text:p text:style-name="P27">7.02.2006 Informationen zur Pflegeerlaubnis</text:p>
      <text:p text:style-name="P27">4.04.2006 Rund ums Pausenbrot</text:p>
      <text:p text:style-name="P27">2.05.2006 Gesetzliche Änderungen</text:p>
      <text:p text:style-name="P27">13.6.2006 / 10.10.2006 <text:s/>Spielorte – Spielräume</text:p>
      <text:p text:style-name="P27">15.11.2006 Emotionelle Intelligenz</text:p>
      <text:p text:style-name="P27">6.03.2007 Gesetzliche Unfallversicherung</text:p>
      <text:p text:style-name="P27">8.05.2007 Kinder brauchen Beachtung</text:p>
      <text:p text:style-name="P27">12.6.2007 Geflimmer im Zimmer</text:p>
      <text:p text:style-name="P27">2.10.2007 Geschwisterrivalität, Geschwisterstreit</text:p>
      <text:p text:style-name="P27">16.7.2007 Grenzen setzen – aber wie?</text:p>
      <text:p text:style-name="P27">12.2.2008 Erstkontakt mit den Eltern</text:p>
      <text:p text:style-name="P27">1.04.2008 Bildungsort Tagespflege </text:p>
      <text:p text:style-name="P27">5.06.2008 Kreative Lösungsansätze in der Tagespflege </text:p>
      <text:p text:style-name="P27">7.10.2008 Kinder sind unschlagbar</text:p>
      <text:p text:style-name="P27">5.11.2008 Pubertät</text:p>
      <text:p text:style-name="P27">3.02.2009 Warum Kinder unverplante Zeit brauchen</text:p>
      <text:p text:style-name="P27">3.03.2009 Versicherungen und Steuern</text:p>
      <text:p text:style-name="P27">31.3.2009 Psychomotorik für Kinder </text:p>
      <text:p text:style-name="P27">5.05.2009 Auswirkungen von Trennungen und Scheidungen</text:p>
      <text:p text:style-name="P27">2.03.2010 ADHS </text:p>
      <text:p text:style-name="P27">2.06.2011 Wie spreche ich es an? </text:p>
      <text:p text:style-name="P27">15.2.2012 Trauerarbeit mit Kindern </text:p>
      <text:p text:style-name="P27">25.4.2012 Erste Hilfe am Kind </text:p>
      <text:p text:style-name="P27">19.9.2012 WGV/Haftpflicht </text:p>
      <text:p text:style-name="P27">15.1.2013 Geschwisterstreit </text:p>
      <text:p text:style-name="P27"><text:soft-page-break/>23.1.2013 Rentenversicherung</text:p>
      <text:p text:style-name="P27">19.2.2013 Neuerungen in der KTP</text:p>
      <text:p text:style-name="P27">20.3.2013 Mit Liedern den Alltag gestalten</text:p>
      <text:p text:style-name="P27">8.05.2013 Schutzauftrag bei Kindeswohlgefährdung</text:p>
      <text:p text:style-name="P27">29.1.2014 Versicherungen</text:p>
      <text:p text:style-name="P27">10.4.2014 Ichlinge – Warum unsre Kinder keine Teamplayer sind</text:p>
      <text:p text:style-name="P27">28.4.2014 Spielbereiche</text:p>
      <text:p text:style-name="P27">6.05.2014 Supervision</text:p>
      <text:p text:style-name="P27">24.6.2014 Facebook,Whats App &amp; co.</text:p>
      <text:p text:style-name="P27">8.07.2014 Medienwelt hautnah </text:p>
      <text:p text:style-name="P27">17.1.2015 Wenn es an die eigenen Grenzen geht...was dann?</text:p>
      <text:p text:style-name="P27">17.12.2015 Seminar „Zusammenarbeit mit Eltern“</text:p>
      <text:p text:style-name="P27">26.1.2016 Trost und Trauer im Todesfall</text:p>
      <text:p text:style-name="P27">24.2.2016 Selbstwertgefühl und Selbstvertrauen stärken</text:p>
      <text:p text:style-name="P27">17.2.2016 Schutzauftrag bei Kindeswohlgefährdung</text:p>
      <text:p text:style-name="P27">9.2./12.9.2016 Supervision </text:p>
      <text:p text:style-name="P27">11.3.2017 Tagesseminar Erste Hilfe am Kind </text:p>
      <text:p text:style-name="P27">22.4.2017 Besonderheiten der Qualität in der KTP </text:p>
      <text:p text:style-name="P27">25.4.2017 Grenzen setzen in der praktischen Arbeit</text:p>
      <text:p text:style-name="P27">14.3.2018 Jungen brauchen klare Aussagen </text:p>
      <text:p text:style-name="P27">20.10.2018 Leben mit FASD</text:p>
      <text:p text:style-name="P27">12.3.2019 Kleinkinder und Bildschirmmedien</text:p>
      <text:p text:style-name="P27">28.6.2019 Entwicklung von 0-3 Jahren</text:p>
      <text:p text:style-name="P27">15.1./9.4.2019 Praxisreflektion</text:p>
      <text:p text:style-name="P27">25.5.2019 Hausaufgabenbetreuung</text:p>
      <text:p text:style-name="P27">10.11.2019 Erste-Hilfe am Kind/ Nagold</text:p>
      <text:p text:style-name="P27">6.8.2019 Kompaktseminar Säuglingsbetreuung</text:p>
      <text:p text:style-name="P27">30.7.2019 Kompaktseminar Sauberkeitsentwicklung</text:p>
      <text:p text:style-name="P27">16.7.2019 Abschluß Fernstudium „Fachkraft für Kleinkindpädagogik“</text:p>
      <text:p text:style-name="P27">10.12.2019 Abschluß Fernstudium „Ernährungsbotschafter in der Kita“</text:p>
      <text:p text:style-name="P27">13./20.1.2020 Kinder psychisch kranker Eltern </text:p>
      <text:p text:style-name="P27">17.3.2020 Praxisreflektion</text:p>
      <text:p text:style-name="P27">26.3.2020 Umgang mit Milchprodukten und Laktoseunverträglichkeit</text:p>
      <text:p text:style-name="P27">30.3.2020 Die „Kinderstube der Demokratie“ - das Partizipationskonzept im Betreuungsalltag</text:p>
      <text:p text:style-name="P27"/>
      <text:p text:style-name="P27"/>
      <text:p text:style-name="P27"/>
      <text:p text:style-name="P27"><text:soft-page-break/></text:p>
      <text:p text:style-name="P27"/>
      <text:p text:style-name="P27">Seit vielen Jahren bin ich gut vernetzt mit zwei weiteren Kolleginnen aus Freudenstadt/Baiersbronn. <text:s/>Wir treffen uns regelmäßig zum Austausch und auch zu gemeinsamen Spaziergängen. So treffen sich auch die Kinder immer wieder mit den Tagesmüttern, die im Vertretungsfall einspringen.</text:p>
      <text:p text:style-name="P27">Seit März 2020 finden im 2wöchigen Rhythmus eine Kinderturngruppe, die von Tagesmüttern initiiert wurde,statt. Dabei lernen die Kinder die jeweils anderen Tagesmütter und deren Kinder kennen und es kann sich im spielerischen Umgang „beschnuppert“ werden. Den Kindern macht dies unwahrscheinlich viel Freude und das Singen und Austoben kommt auch nicht zu kurz.</text:p>
      <text:p text:style-name="P27"/>
      <text:p text:style-name="P27">Ich bin Mitglied im/in der</text:p>
      <text:p text:style-name="P27">- Tageselternverein Landkreis Freudenstadt e.V. </text:p>
      <text:p text:style-name="P27">- Vorstand des Tageselternvereins und Schriftführerin</text:p>
      <text:list xml:id="list4015481459445563284" text:style-name="L1">
        <text:list-item>
          <text:p text:style-name="P67">Tagespflege-online.de</text:p>
        </text:list-item>
        <text:list-item>
          <text:p text:style-name="P67">Gruppe „Basteln in der Kindertagespflege“</text:p>
        </text:list-item>
        <text:list-item>
          <text:p text:style-name="P67">Gruppe „Tagesmutter - Beruf &amp; Berufung“</text:p>
        </text:list-item>
        <text:list-item>
          <text:p text:style-name="P67">Gruppe „Kindertagespflege rechtlich unterwegs“</text:p>
        </text:list-item>
        <text:list-item>
          <text:p text:style-name="P67">Gruppe „Projekte in der Kindertagespflege“</text:p>
        </text:list-item>
        <text:list-item>
          <text:p text:style-name="P67">Gruppe <text:s/>„Tagesmütter &amp; Tagesväter“</text:p>
        </text:list-item>
        <text:list-item>
          <text:p text:style-name="P67">Gruppe „Ideen für Erzieher &amp; Kinderpfleger“</text:p>
        </text:list-item>
      </text:list>
      <text:p text:style-name="P49"/>
      <text:p text:style-name="P43"><text:s text:c="24"/></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s text:c="22"/><text:span text:style-name="T26"><text:s text:c="2"/>Inhaltsverzeichnis</text:span></text:p>
      <text:p text:style-name="P52"/>
      <text:p text:style-name="P44"/>
      <text:p text:style-name="P44"/>
      <text:p text:style-name="P44"/>
      <text:p text:style-name="P44"/>
      <text:list xml:id="list979035601216437357" text:style-name="L2">
        <text:list-item>
          <text:p text:style-name="P58"><text:s text:c="8"/>Inhaltsverzeichnis</text:p>
        </text:list-item>
        <text:list-item>
          <text:p text:style-name="P58"><text:s text:c="8"/>Tagespflegeperson</text:p>
        </text:list-item>
        <text:list-item>
          <text:p text:style-name="P58"><text:s text:c="8"/>Kurzportrait</text:p>
        </text:list-item>
        <text:list-item>
          <text:p text:style-name="P58"><text:s text:c="8"/>Pädagogisches Konzept</text:p>
        </text:list-item>
        <text:list-item>
          <text:p text:style-name="P58"><text:s text:c="8"/>Umgebung &amp; Ausstattung</text:p>
        </text:list-item>
        <text:list-item>
          <text:p text:style-name="P58"><text:s text:c="8"/>Exemplarischer Tagesablauf</text:p>
        </text:list-item>
        <text:list-item>
          <text:p text:style-name="P58"><text:s text:c="8"/>Beobachten und Dokumentieren</text:p>
        </text:list-item>
        <text:list-item>
          <text:p text:style-name="P58"><text:s text:c="8"/>Regeln und Rituale</text:p>
        </text:list-item>
        <text:list-item>
          <text:p text:style-name="P58"><text:s text:c="8"/>Eingewöhnung und Abschied</text:p>
        </text:list-item>
        <text:list-item>
          <text:p text:style-name="P58">Ernährung</text:p>
        </text:list-item>
        <text:list-item>
          <text:p text:style-name="P58">Medikamentengabe</text:p>
        </text:list-item>
        <text:list-item>
          <text:p text:style-name="P58">Schlafen und Allgemeines</text:p>
        </text:list-item>
        <text:list-item>
          <text:p text:style-name="P58">Zusammenarbeit mit den Eltern/Kommunikation</text:p>
        </text:list-item>
        <text:list-item>
          <text:p text:style-name="P58">Urlaub/Krankheitsfall</text:p>
        </text:list-item>
        <text:list-item>
          <text:p text:style-name="P58">Fortbildung,Qualitätssicherung &amp; Vernetzung</text:p>
        </text:list-item>
        <text:list-item>
          <text:p text:style-name="P58">Aktueller Urlaubsplan</text:p>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6"/>
      <text:p text:style-name="P6"/>
      <text:p text:style-name="P3">Wie könnte es zu viele Kinder geben?</text:p>
      <text:p text:style-name="P38"><text:s/><text:span text:style-name="T9">Das wäre, als würde man sagen, es gäbe zu viele Blumen!</text:span></text:p>
      <text:p text:style-name="P31"><text:s/>(Mutter Teresa)</text:p>
      <text:p text:style-name="P31"/>
      <text:p text:style-name="P31"/>
      <text:p text:style-name="P31"/>
      <text:p text:style-name="P31">Konzeption von</text:p>
      <text:p text:style-name="P31">Tagespflegeperson</text:p>
      <text:p text:style-name="P31">Eva Finkbeiner</text:p>
      <text:p text:style-name="P31"/>
      <text:p text:style-name="P31"/>
      <text:p text:style-name="P31"/>
      <text:p text:style-name="P31"/>
      <text:p text:style-name="P32">Alfredstr. 67 <text:s text:c="6"/>72250 Freudenstadt</text:p>
      <text:p text:style-name="P32"><text:soft-page-break/></text:p>
      <text:p text:style-name="P33">NOUNOU </text:p>
      <text:p text:style-name="P32"/>
      <text:p text:style-name="P32"/>
      <text:p text:style-name="P34">Im Jahre 1972 geboren und in Thüringen aufgewachsen, kam ich nach der Arbeit als Krankenschwester in verschiedenen Kliniken 1996 nach Freudenstadt. Dort heiratete ich 1997 und dann wurden unsere Kinder 1997,1999 und 2000 geboren. </text:p>
      <text:p text:style-name="P34">Bereits 2002 wurde ich durch Freude gebeten, mal auf den Sohn aufzupassen. Ihnen ging es damals wie uns, dass keine Familie, die mal eben einspringen konnte, zur Verfügung stand. Da kam mir der Gedanke, dass es in so einer Stadt sicherlich noch mehr Familien gab, denen es so ging und ich fragte mal beim Jugendamt an. Dort verwies man mich an den gerade nach Freudenstadt gekommenen Tageselternverein und im Dezember 2003 hielt ich das erste Tageskind mit 4 Monaten auf dem Arm. </text:p>
      <text:p text:style-name="P34">Der Junge wuchs mit Französisch, Chinesisch, Englisch und Deutsch auf und so kamen die Eltern und ich schnell auf den „Arbeitsnamen NOUNOU“– dessen Bedeutung nichts anderes als eine englische Nanny – oder eine deutsche Tagesmutter ist. </text:p>
      <text:p text:style-name="P34">Für meine – doch noch kleinen – Kinder war dies auch die beste Lösung. </text:p>
      <text:p text:style-name="P34">Aus der Tagespflege heraus kam der Bedarf 2008 für ein Kind in Vollzeitpflege zu wechseln und so wurden mein Mann und ich Pflegeeltern. Im Jahr darauf kam ein weiteres Kind hinzu und unsere Familie wuchs. </text:p>
      <text:p text:style-name="P34">Für mich ist die Tätigkeit als Tagespflegeperson mit meinem Verständnis von Familie perfekt vereinbar. Besonders wertvoll ist die Eigenständigkeit und die Eigenverantwortung, mit der ich mir meinen Tag/Woche/Monate einteilen und einrichten kann. Auch zu sehen, dass es mal weniger sein kann, ist von großem Vorteil und kommt allen zu Gute.</text:p>
      <text:p text:style-name="P34">Nur so kann die Freude und das Engagement in dieser Berufung täglich voll da sein.</text:p>
      <text:p text:style-name="P34"><text:soft-page-break/></text:p>
      <text:p text:style-name="P35"><text:s text:c="10"/>Tagespflegeperson /Tagesmutter</text:p>
      <text:p text:style-name="P25"/>
      <text:p text:style-name="P25"/>
      <text:p text:style-name="P24"><text:span text:style-name="T12">Die Kindertagespflege ist nach dem </text:span><text:a xlink:type="simple" xlink:href="https://de.wikipedia.org/wiki/Tagesbetreuungsausbaugesetz" text:style-name="Internet_20_link" text:visited-style-name="Visited_20_Internet_20_Link">Tagesbetreuungsausbaugesetz</text:a><text:span text:style-name="T13"> </text:span><text:span text:style-name="T12">von 2004 (einem Gesetz zur Änderung des </text:span><text:a xlink:type="simple" xlink:href="https://de.wikipedia.org/wiki/SGB_VIII" text:style-name="Internet_20_link" text:visited-style-name="Visited_20_Internet_20_Link"><text:span text:style-name="T13">SGB VIII</text:span></text:a><text:span text:style-name="T12">) neben der Tagesbetreuung in </text:span><text:a xlink:type="simple" xlink:href="https://de.wikipedia.org/wiki/Kindertagesstätte" text:style-name="Internet_20_link" text:visited-style-name="Visited_20_Internet_20_Link">Kindertageseinrichtungen</text:a><text:span text:style-name="T13"> </text:span><text:span text:style-name="T12">eine gleichwertige Form der Kindertagesbetreuung</text:span><text:bookmark text:name="cite_ref-2"/><text:a xlink:type="simple" xlink:href="https://de.wikipedia.org/wiki/Kindertagespflege#cite_note-2" text:style-name="Internet_20_link" text:visited-style-name="Visited_20_Internet_20_Link"><text:span text:style-name="T13">[2]</text:span></text:a><text:span text:style-name="T12">.</text:span></text:p>
      <text:p text:style-name="P20">Tagespflege ist eine familienähnliche Betreuungsform und wird vor allem für Kinder unter drei Jahren in Anspruch genommen. Die individuelle Förderung, die familiäre Betreuungssituation und die hohe zeitliche Flexibilität werden als wesentlicher Vorteil der Tagespflege gegenüber der Kindertagesstätte gesehen. Eine Tagespflegeperson, die sich fachlich, persönlich und gesundheitlich eignet, betreut ein bis fünf Kinder. Sie braucht geeignete Räume und eine Pflegeerlaubnis. Über die Eignung der Person oder der Räume treffen einige Landesgesetze (oder Verordnungen) nähere Festlegungen. Zuweilen haben auch die vermittelnden und finanzierenden Jugendämter eigene Beurteilungsmaßstäbe.</text:p>
      <text:p text:style-name="P22"><text:span text:style-name="T2">Seit 2006 mussten alle Kindertagespflegepersonen eine pädagogische Qualifizierung und einen </text:span><text:a xlink:type="simple" xlink:href="https://de.wikipedia.org/wiki/Erste_Hilfe" text:style-name="Internet_20_link" text:visited-style-name="Visited_20_Internet_20_Link"><text:span text:style-name="T4">Erste-Hilfe</text:span></text:a><text:span text:style-name="T2">-Kurs am Kind nachweisen. Standard war dabei ein Umfang von 160 Unterrichtseinheiten. Seit 2015 etabliert sich eine Qualifizierung im Umfang von 300 Stunden, sowie Praktikum und Lernergebnisfeststellungen.</text:span></text:p>
      <text:p text:style-name="P23"><text:span text:style-name="T2">Kindertagespflege ist auch in einer „Großtagespflegestelle“ möglich. Bei der Großtagespflege arbeiten mehrere Tagespflegepersonen zusammen und betreuen jeweils ihre Tageskinder in gemeinsamen Räumlichkeiten. In der Regel werden dazu spezielle Räumlichkeiten – z.B. eine geeignete Wohnung – angemietet bzw. eingerichtet. In der Großtagespflegestelle muss zumeist mindestens eine Tagesmutter oder ein Tagesvater eine pädagogische Fachkraft sein. Der Vorteil von Großtagespflegestellen liegt in der größeren Flexibilität: Kosten für Räume können geteilt werden und Tagespflegepersonen können sich gegenseitig vertreten, so dass die mit der Erkrankung einer Tagespflegeperson verbundenen Ausfallrisiken gesenkt werden können. Die Kosten für die Kommunen sind wesentlich geringer als bei der Förderung von Kinderkrippenplätzen. 2017 gab es in Deutschland 3368 Großpflegestellen</text:span><text:bookmark text:name="cite_ref-3"/><text:span text:style-name="T2">.</text:span></text:p>
      <text:h text:style-name="P42" text:outline-level="3"><text:bookmark text:name="Betreuungsanspruch_und_Finanzierung"/>Betreuungsanspruch und Finanzierung</text:h>
      <text:p text:style-name="P23"><text:span text:style-name="T1">Das Jugendamt oder ein vom Jugendamt beauftragter Fachdienst vermittelt die Kindertagespflege</text:span><text:span text:style-name="T1">. Wie in der Kindertagesstätte beteiligen sich die Eltern und zahlen entweder an das Jugendamt oder an die Tagespflegeperson.</text:span></text:p>
      <text:p text:style-name="P22"><text:span text:style-name="T1">Seit dem 1. August 2013 besteht für alle Kinder ab einem Jahr ein </text:span><text:a xlink:type="simple" xlink:href="https://de.wikipedia.org/wiki/Rechtsanspruch" text:style-name="Internet_20_link" text:visited-style-name="Visited_20_Internet_20_Link">Rechtsanspruch</text:a><text:span text:style-name="T3"> </text:span><text:span text:style-name="T1">auf einen Kinderbetreuungsplatz in einer Kindertageseinrichtung oder in Kindertagespflege. Der Rechtsanspruch kann </text:span><text:a xlink:type="simple" xlink:href="https://de.wikipedia.org/wiki/Klage" text:style-name="Internet_20_link" text:visited-style-name="Visited_20_Internet_20_Link">eingeklagt</text:a><text:span text:style-name="T3"> </text:span><text:span text:style-name="T1">werden.</text:span></text:p>
      <text:p text:style-name="P21"/>
      <text:p text:style-name="P25"/>
      <text:p text:style-name="P45"/>
      <text:p text:style-name="P46"/>
      <text:p text:style-name="P46">Quelle: Wikipedia/271.2019/17:00Uhr</text:p>
      <text:p text:style-name="P48"><text:soft-page-break/>Umgebung/ Ausstattung</text:p>
      <text:p text:style-name="P47"/>
      <text:h text:style-name="P54" text:outline-level="2">Die Räumlichkeiten</text:h>
      <text:p text:style-name="P5"/>
      <text:p text:style-name="P26">Wir wohnen in einer 85m² großen Wohnung mit Balkon. In der Wohnung unter uns leben unsere drei ältesten Kinder mit einer großen Terrasse, die auch zu unserer Verfügung steht und Platz bietet für Fahrten mit Bobby Car und Roller. </text:p>
      <text:p text:style-name="P26">Wir wohnen im Zentrum der Stadt und sind in 2 Minuten auf dem Marktplatz mit seinem großen Spielplatz und den Fontainen, die besonders in den heißen Sommermonaten die Kinder lockt.</text:p>
      <text:p text:style-name="P26">Meist führt unser Weg aber Richtung Kienberg und Teuchelwald, den wir in ca. 10 Minuten erreichen.Unser Garten befindet sich am Stadtrand. Bis dahin laufen wir ca. 20 Minuten und haben dort einen abgegrenzten Bereich zum Spielen, einen Sandkasten und drumherum viele Pferde.</text:p>
      <text:p text:style-name="P10"><text:line-break/><text:span text:style-name="T16">Ausstattung</text:span></text:p>
      <text:p text:style-name="Text_20_body"/>
      <text:p text:style-name="P9">Zunächst mal zu unserem Fuhrpark. Es stehen verschiedenste Kinderwägen zur Verfügung. </text:p>
      <text:p text:style-name="P9"><text:span text:style-name="T15">Buggy:</text:span> wenn mal nur noch ein Kind da ist, dass noch nicht so gut zu Fuß unterwegs ist. </text:p>
      <text:p text:style-name="P9"/>
      <text:p text:style-name="P9"><text:span text:style-name="T15">Baby-/Kinderwagen</text:span>: Babywanne dient uns oft als Kuschelnest für die Kleinsten innerhalb der Wohnung. Ansonsten ist der Wagen mit Schwenkrädern sehr gut fahrbar(auch einhändig), so dass immer auch ein Kind an meiner Hand laufen kann. Die anderen Kinder haben ca. 40 cm lange Gummischlaufen, an denen sie sich am Wagen festhalten</text:p>
      <text:p text:style-name="P9"/>
      <text:p text:style-name="P9"><text:span text:style-name="T15">Zwillingswagen: </text:span>je nach Bedarf nehmen wir auch diesen Wagen, wenn noch nicht alle Kinder sicher laufen können oder wir einen längeren Ausflug vorhaben, damit ein Notsitz vorhanden ist. Auch dieser Wagen hat die Gummibänder zum Festhalten.</text:p>
      <text:p text:style-name="P9"/>
      <text:p text:style-name="P9"><text:span text:style-name="T15">Vierlingswagen:</text:span> Dieser kommt nur selten zum Einsatz. Mir ist es wichtig, dass sich die Kinder bewegen und nicht nur chauffiert werden. Deshalb wartet er meist in der Garage...</text:p>
      <text:p text:style-name="P9"/>
      <text:p text:style-name="P9"><text:span text:style-name="T15">Auto/Bus:</text:span> Wir haben einen großen Familienbus mit 8 Sitzen, der für Ausflüge, Einkäufe oder Hol- und Bringefahrten der Kinder zur Verfügung steht. Solche Fahrten sind aber begrenzt, da wir uns lieber selbst an der frischen Luft bewegen</text:p>
      <text:p text:style-name="P9"/>
      <text:p text:style-name="P9">Ansonsten bietet die Wohnung (fast) alles, was man für die Kinderbetreuung benötigt. So sind ausreichend Sitzgelegenheiten, Spielsachen, Bilderbücher, Bettchen, Töpfchen und Geschirr vorhanden.</text:p>
      <text:p text:style-name="P9"/>
      <text:p text:style-name="P9"><text:soft-page-break/><text:span text:style-name="T6"><text:s/></text:span><text:span text:style-name="T7">Meine pädagogische Arbeit / Pädagogisches Konzept </text:span></text:p>
      <text:p text:style-name="P4"/>
      <text:p text:style-name="P28">Mir ist es wichtig, dass die Kindertagespflege <text:s/>in einem familiären Umfeld stattfindet und der Tagesverlauf kindgerecht und altersgerecht gestaltet wird.</text:p>
      <text:p text:style-name="P39">Durch die ,im Vergleich zum Kindergarten, sehr geringe Anzahl der zu betreuenden Kinder kann ich viel individueller auf die Bedürfnisse jedes einzelnen Kindes eingehen. Darum ist es umso wichtiger, dass sich Ihr Kind in einer kleinen Gruppe entfalten kann und von nur einer Bezugsperson in einem familiären, sicheren Umfeld betreut wird. Eine intensive Bindung zu jedem einzelnen Kind – und dieses individuell fördern - ist daher möglich.Ein weiterer positiver Aspekt ist die Altersmischung, die sowohl kleineren, als auch größeren Kindern zugute kommt. Die Kleinen lernen von den Älteren durch Nachahmung, während die Großen eine Vorbildfunktion einnehmen und erfahren, was es heißt, Verantwortung zu übernehmen. Die soziale Kompetenz der Kinder wird gefördert, da sie spielerisch lernen, Rücksicht auf andere zu nehmen und zudem verschiedene Rollen ausfüllen können. Neben einem gesunden Durchsetzungsvermögen lernen die Kinder Verständnis füreinander aufzubringen.</text:p>
      <text:p text:style-name="P28"><text:span text:style-name="T17"><text:s/></text:span><text:line-break/><text:span text:style-name="T17">Meine Aufgaben und Ziele als Tagesmutter sind die spielerische Förderung und Entwicklung Ihres Kindes zu einer eigenverantwortlichen und gemeinschaftsfähigen Persönlichkeit auch mit Blick auf ein soziales Miteinander unter den Kindern.</text:span><text:line-break/><text:span text:style-name="T17">Die Kindertagespflege führe ich in unserer Wohnung durch.</text:span><text:line-break/><text:span text:style-name="T17">Basteln, singen, vorlesen, toben, malen, im Sand spielen, schaukeln, rutschen, gehören genauso wie Erholungs- und Ruhephasen und das gemeinsame Frühstück, Mittagessen bzw. Abendbrot zu meinem Tagesablauf. Schlafplätze sind für jedes Kind vorhanden. Für die Zwischenmahlzeiten haben die Kinder ein Vesper dabei oder es <text:s/>ist immer frisches Obst vorhanden.</text:span><text:span text:style-name="T18"> → Ernährung</text:span></text:p>
      <text:p text:style-name="P28"><text:line-break/><text:span text:style-name="T17">Wir sind meist täglich an der frischen Luft für Aktivitäten aller Art ob ein Spaziergang im nahen Wald, auf dem Spielplatz oder auf der Terrasse .</text:span><text:line-break/><text:span text:style-name="T17">Spielzeug für drinnen und draußen ist vorhanden und besonders das Sandspielzeug in stetem Gebrauch.</text:span><text:line-break/><text:line-break/><text:span text:style-name="T17">Ich reagiere flexibel und individuell auf gewünschte Betreuungszeiten mit Ausrichtung nach Ihren persönlichen Wünschen oder Bedürfnissen z.B. bei Schichtarbeit und Wochenenddiensten.</text:span><text:line-break/><text:line-break/><text:span text:style-name="T17">Damit die Tageskinder durchgängig in einem beschützten, familiären Umfeld betreut werden können</text:span><text:line-break/><text:span text:style-name="T17">steht durch die Zusammenarbeit mit einer Kollegin eine weitere Tagesmutter im Krankheitsfall/ Urlaub</text:span><text:line-break/><text:span text:style-name="T17">zur Verfügung.</text:span><text:line-break/><text:line-break/><text:span text:style-name="T17">Gerne begleite ich Ihr Kind von Geburt an bis zum Eintritt in den Kindergarten.Darüber hinaus gibt es auch immer wieder die Möglichkeit zur Randzeitbetreuung (meist nach Kindergartenende ab 13:30Uhr) oder in den Ferienzeiten.</text:span><text:line-break/><text:line-break/></text:p>
      <text:p text:style-name="P27"><text:soft-page-break/><text:line-break/><text:span text:style-name="T21">Konzept :</text:span></text:p>
      <text:p text:style-name="P40"/>
      <text:p text:style-name="P27"><text:line-break/><text:line-break/><text:span text:style-name="T22">Der Bildungsauftrag:</text:span><text:span text:style-name="T14"><text:line-break/></text:span><text:span text:style-name="T23">Die Möglichkeit der Bildung beruht auf einer sicheren Bindung zur Tagesmutter.</text:span><text:span text:style-name="T14"><text:line-break/></text:span><text:span text:style-name="T23">Im Laufe der Entwicklung erweitern die Kinder ihre Wirkungskreise ohne Aufforderung.</text:span><text:span text:style-name="T14"><text:line-break/></text:span><text:span text:style-name="T23">Sie stellen sich ihr eigenes Bildungsprogramm zusammen, was man auch als "Selbstbildung" bezeichnet.</text:span><text:span text:style-name="T14"><text:line-break/></text:span><text:span text:style-name="T23">Das Tempo der Entwicklung ist unterschiedlich. Jedes Kind hat eigene Lernbedürfnisse. Die Kinder sollten von der Tagesmutter beobachtet werden und müssen experimentieren dürfen. Die "Selbstbildung" der Kinder erfolgt im Spiel.</text:span><text:span text:style-name="T14"><text:line-break/></text:span><text:span text:style-name="T23">Es ist wichtig, dass es keine Überfrachtung von Bildungsangeboten gibt.</text:span><text:span text:style-name="T14"><text:line-break/></text:span></text:p>
      <text:p text:style-name="P28"><text:line-break/><text:span text:style-name="T20">Mein Beitrag hierzu:</text:span><text:line-break/><text:line-break/><text:span text:style-name="T19">Sprachentwicklung:</text:span><text:line-break/><text:span text:style-name="T17">Ich fördere die Sprachentwicklung Ihres Kindes durch :</text:span><text:line-break/><text:span text:style-name="T17">- regelmäßiges Vorlesen</text:span><text:line-break/><text:span text:style-name="T17">- aktives Zuhören und Unterhaltung</text:span><text:line-break/><text:span text:style-name="T17">- kleine Reime und Sprüche, die über längere Zeit eingeübt werden (Fingerspiele)</text:span><text:line-break/></text:p>
      <text:p text:style-name="P28"><text:line-break/><text:span text:style-name="T19">Naturwissenschaftliche und Mathematische Förderung:</text:span><text:line-break/><text:span text:style-name="T17">- Spaziergänge, z.B. im Wald</text:span><text:line-break/><text:span text:style-name="T17">- Sammeln von Materialien wie Blätter und Steine</text:span><text:line-break/><text:span text:style-name="T17">- Gestalten und Basteln mit gesammelten Materialien</text:span><text:line-break/><text:span text:style-name="T17">- Spielen mit Lego/Duplo oder anderen Bauklötzen</text:span><text:line-break/></text:p>
      <text:p text:style-name="P28"><text:line-break/><text:span text:style-name="T19">Musische Entwicklung:</text:span><text:line-break/><text:span text:style-name="T17">- Singen, Musikinstrumente sind vorhanden</text:span><text:line-break/></text:p>
      <text:p text:style-name="P28"><text:line-break/><text:span text:style-name="T19">Kreativität:</text:span><text:line-break/><text:span text:style-name="T17">- Malen,Basteln und Gestalten auch rund um die Jahreszeiten</text:span><text:line-break/><text:span text:style-name="T17">- Spielen mit Baumaterialien, Buden bauen, Fingermalen, Kneten</text:span><text:line-break/></text:p>
      <text:p text:style-name="P28"><text:line-break/><text:span text:style-name="T19">Körperliche Entwicklung, Bewegung, Gesundheit:</text:span><text:line-break/><text:span text:style-name="T17">- Klettern auf Spielplätzen, Tänze,Bewegungsspiele &amp; gesunde Ernährung</text:span><text:line-break/></text:p>
      <text:p text:style-name="P28"><text:line-break/><text:span text:style-name="T19">Persönlichkeitsentwicklung, soziale Entwicklung:</text:span><text:line-break/><text:span text:style-name="T17">- Vermittlung von Werten und Regeln</text:span><text:line-break/></text:p>
      <text:p text:style-name="P10"><text:soft-page-break/><text:line-break/> <text:s text:c="49"/><text:span text:style-name="T25">Tagesablauf</text:span></text:p>
      <text:p text:style-name="P8"/>
      <text:p text:style-name="P8"/>
      <text:p text:style-name="P8">7-9 Uhr <text:s text:c="27"/>Bringzeit / Freispiel /Wickeln und Töpfchen</text:p>
      <text:p text:style-name="P8">9-10/ 10:30 Uhr <text:s text:c="14"/>Spaziergang; Spielplatz</text:p>
      <text:p text:style-name="P8"><text:s text:c="41"/>bei schlechtem Wetter Basteln, Singen, Turnen, <text:s/></text:p>
      <text:p text:style-name="P8"><text:s text:c="41"/>angeleitete Spielangebote</text:p>
      <text:p text:style-name="P8">10:30 Uhr <text:s text:c="23"/>Aufräumen, Händewaschen und gemeinsames Vesper</text:p>
      <text:p text:style-name="P8">11 -13 Uhr <text:s text:c="22"/>Schlafenszeit /Essenkochen und <text:s/></text:p>
      <text:p text:style-name="P8"><text:s text:c="41"/>Hausaufgabenbetreuung für die Großen</text:p>
      <text:p text:style-name="P8">13 -14 Uhr <text:s text:c="22"/>Wickeln, Töpfchen und Mittagessen</text:p>
      <text:p text:style-name="P8">14 -15 Uhr <text:s text:c="23"/>Abholzeit</text:p>
      <text:p text:style-name="P8">ab <text:s text:c="2"/>15 Uhr <text:s text:c="22"/>Freispiel bis zum Abholen</text:p>
      <text:p text:style-name="P8"/>
      <text:p text:style-name="P8"/>
      <text:p text:style-name="P8"/>
      <text:p text:style-name="P12">Die Wichtigkeit eines strukturierten Tagesablaufs</text:p>
      <text:p text:style-name="P8"/>
      <text:p text:style-name="P8">Für die Entwicklung des Kindes sind wiederkehrende Muster und strukturierte Tagesabläufe wichtig. Neben flexiblen Zeiten für freies Spielen und Toben nimmt das gemeinsame Essen in der Gruppe eine wesentliche Funktion ein. Wichtige Rituale wie Händewaschen, Sitzkreis und Mittagsschlaf haben dabei ihren festen Platz und bilden wiederkehrende Muster in der ansonsten vielseitig gestalteten Tagesplanung.</text:p>
      <text:p text:style-name="P8">Die aktive Einbindung des Kindes in die Tagesgestaltung sorgt dafür, dass Ausflüge in die Natur oder ähnliches in der Gruppe für große Vorfreude sorgen. Dabei fließen die Jahreszeiten und die verschiedenen Witterungen selbstverständlich in die Planungen ein. Denn durch sie ergeben sich immer neue Entdeckungs- und Lernschwerpunkte, was dem Kind vielfältige Eindrücke und Erfahrungen bietet.</text:p>
      <text:p text:style-name="P8"/>
      <text:p text:style-name="P8"/>
      <text:p text:style-name="P8"/>
      <text:p text:style-name="P12"><text:soft-page-break/><text:s text:c="14"/>Beobachten und Dokumentieren</text:p>
      <text:p text:style-name="P15">Beobachtungen sind ein wichtiger Bestandteil meiner Arbeit, da ich einen gesellschaftlichen und pädagogischen Auftrag erfülle. </text:p>
      <text:p text:style-name="P15">Der individuelle Entwicklungsweg mit allen Fähigkeiten, Besonderheiten und Meilensteinen bespreche ich mit den Eltern. Da ich in der Tagespflege alleine arbeite und nicht durch ständige Dokumentationen von den Kindern abgelenkt sein möchte, beschränke ich mich auf das Fotografieren. Diese Bilder übermittle ich dann recht zeitnah, damit die Eltern immer auf dem neuesten Stand sind. Das schafft Vertrauen, macht meine Arbeit in der Kindertagespflege transparent und dient als wundervolle Erinnerung für die Familien.</text:p>
      <text:p text:style-name="P8"/>
      <text:p text:style-name="P12"><text:s text:c="23"/>Regeln und Rituale</text:p>
      <text:p text:style-name="P15">Regeln und Rituale sind wichtige Orientierungspunkte für Kinder.</text:p>
      <text:p text:style-name="P15">Damit Regeln Sinn haben, Sicherheit und Orientierung geben, kommuniziere ich die Regeln mit den Kindern. Viele Regeln entwickeln und verändern sich und werden wieder gemeinsam mit den Kindern erarbeitet.</text:p>
      <text:p text:style-name="P15">*Wir ziehen die Schuhe aus, wenn wir die Wohnung betreten</text:p>
      <text:p text:style-name="P15">*Wir räumen gemeinsam auf </text:p>
      <text:p text:style-name="P15">*Wir werfen nicht mit Spielzeug</text:p>
      <text:p text:style-name="P15">*Wir hüpfen nicht auf dem Sofa</text:p>
      <text:p text:style-name="P15">*Wir nehmen Rücksicht auf die anderen Kinder </text:p>
      <text:p text:style-name="P15"/>
      <text:p text:style-name="P16">Kleine Tischregeln:</text:p>
      <text:p text:style-name="P15">*wir essen gemeinsam </text:p>
      <text:p text:style-name="P15">*mit Essen wird nicht gespielt</text:p>
      <text:p text:style-name="P15">*gegessen wird nur am Tisch </text:p>
      <text:p text:style-name="P15">*Getränke bleiben im Esszimmer</text:p>
      <text:p text:style-name="P13">Und für die Eltern: Wir bringen die Kinder morgens <text:span text:style-name="T15">nicht</text:span> mit Essen in der Hand.</text:p>
      <text:p text:style-name="P13"/>
      <text:p text:style-name="P14">Rituale gehören zum Alltag, denn durch Wiederholung erhalten die Kinder Sicherheit und Vertrauen.</text:p>
      <text:list xml:id="list7435676732680726631" text:style-name="L3">
        <text:list-item>
          <text:p text:style-name="P61">gemeinsames Essen/ Tischsprüche</text:p>
        </text:list-item>
        <text:list-item>
          <text:p text:style-name="P61">geregelte Ruhephasen</text:p>
        </text:list-item>
        <text:list-item>
          <text:p text:style-name="P61">Sitzkreis mit Fingerspielen</text:p>
        </text:list-item>
        <text:list-item>
          <text:p text:style-name="P62">das pünktliche Bringen und Abholen der Kinder </text:p>
          <text:p text:style-name="P64"><text:soft-page-break/><text:s text:c="15"/>Eingewöhnung und Abschied</text:p>
        </text:list-item>
      </text:list>
      <text:p text:style-name="P14"/>
      <text:p text:style-name="P11"><text:span text:style-name="T8">Eine gute Bindung ist in der Kindertagespflege ein sehr wichtiges Element. Kinder können sich in einer engen Beziehung zu ihren Eltern geschützt entwickeln. Diese Bindung kann das Kind auch zu einer Tagesmutter aufbauen. Die Bindung zu meinen Tageskindern ist mir sehr wichtig. Ich gewöhne nach dem Berliner Eingewöhnungsmodell ein, welches für das Kind eine sanfte und geduldige Methode ist. Eine gute und sanfte Eingewöhnung braucht Zeit, bitte planen Sie dies auch ein. Ich gehe auf jedes Kind individuell ein. Die Zeit der Eingewöhnung kann stark variieren und liegt zwischen 2 und 4 Wochen. Bitte geben Sie Ihrem Kind genug Zeit, Vertrauen zu mir zu fassen und sich wohl zu fühlen. </text:span> </text:p>
      <text:p text:style-name="P2">Sie verläuft in mehreren Phasen und ist abgeschlossen, wenn sich das Kind von mir trösten lässt und Bindungsverhalten zeigt.</text:p>
      <text:p text:style-name="P29">Zum Wohle des Kindes richtet sich die Eingewöhnungsphase primär nach den Bedürfnissen des Kindes und nicht der Eltern.</text:p>
      <text:p text:style-name="P29">Sie besuchen zusammen mit ihrem Kind die Tagesmutter möglichst mehrmals in der Woche für ca. 1 Stunde zum Spielen. Anfangs spielen Sie mit. Später halten Sie sich in Sichtweise auf. Gegen Ende der Eingewöhnung verlassen Sie uns für kurze Zeit. Die Abwesenheiten werden verlängert. Sie sollten aber im Notfall erreichbar sein.</text:p>
      <text:p text:style-name="P29"/>
      <text:p text:style-name="P30">Unterstützen können die Eltern die Eingewöhnungszeit, wenn sie folgendes beachten:</text:p>
      <text:p text:style-name="P28">- Die Eltern suchen sich ein "gemütliches Eckchen" im Raum und verhalten sich grundsätzlich passiv.</text:p>
      <text:p text:style-name="P28">- Sie reagieren auf Annäherung und Blickkontakte ihres Kindes positiv - nehmen jedoch von sich aus keinen Kontakt zu ihrem Kind auf.</text:p>
      <text:p text:style-name="P28">- Sie drängen ihr Kind nicht, sich von ihnen zu entfernen oder Bestimmtes zu machen.</text:p>
      <text:p text:style-name="P28">- Sie geben ihrem Kind einen vertrauten Gegenstand mit (Schnuller, Teddy,Schmusedecke, die gewohnte Nuckelflasche,...).</text:p>
      <text:p text:style-name="P28">Die Eltern sollten sich nicht mit anderen Dingen oder Kindern beschäftigen. Sie sind während der Eingewöhnung ausschließlich der sichere Hafen für ihr Kind.</text:p>
      <text:p text:style-name="P41"/>
      <text:p text:style-name="P41"/>
      <text:p text:style-name="P28">Auch der <text:span text:style-name="T11">Abschied</text:span> aus meiner Kindertagespflegestelle ist für das Kind ein ähnlich einschneidendes Ereignis wie die Eingewöhnung und wird von mir rechtzeitig vorher immer wiederkehrend thematisiert, damit sich sowohl das Kind als auch die Gruppe darauf vorbereiten können. Auch die Eltern sollten das Thema Abschied zeitgleich zu Hause besprechen und planen.</text:p>
      <text:p text:style-name="P28">Am letzten Betreuungstag feiere ich mit den Kindern zusammen ein kleines Abschiedsfest.</text:p>
      <text:p text:style-name="P10"><text:line-break/></text:p>
      <text:p text:style-name="P10"/>
      <text:p text:style-name="P10"/>
      <text:p text:style-name="P10"/>
      <text:p text:style-name="P1"><text:soft-page-break/><text:s text:c="41"/>Ernährung</text:p>
      <text:p text:style-name="P10"/>
      <text:p text:style-name="P15">Eine ausgewogene und gesunde Ernährung ist mir sehr wichtig. Zum Vesper bringen die Kinder - wie später auch im Kindergarten - etwas eigenes /individuelles mit.</text:p>
      <text:p text:style-name="P15">Hierbei empfehle ich:</text:p>
      <text:list xml:id="list6654034894573443523" text:style-name="L4">
        <text:list-item>
          <text:p text:style-name="P63">Misch- oder Vollkornbrot (dünn belegt)</text:p>
        </text:list-item>
        <text:list-item>
          <text:p text:style-name="P63">Frischkäse, Geflügelwurst, Fruchtaufstriche</text:p>
        </text:list-item>
        <text:list-item>
          <text:p text:style-name="P63">Obst der Saison (Apfel, Birne, Banane, Weintrauben,...)</text:p>
        </text:list-item>
        <text:list-item>
          <text:p text:style-name="P63">Gemüse / Rohkost (Paprika, Gurke, Tomate,...)</text:p>
        </text:list-item>
        <text:list-item>
          <text:p text:style-name="P63">Naturjoghurt</text:p>
        </text:list-item>
        <text:list-item>
          <text:p text:style-name="P63">Reiswaffeln</text:p>
        </text:list-item>
        <text:list-item>
          <text:p text:style-name="P63">Apfelmus</text:p>
        </text:list-item>
      </text:list>
      <text:p text:style-name="P15"/>
      <text:p text:style-name="P15"/>
      <text:p text:style-name="P15">Jederzeit stehen den Kindern Wasser und ungesüßter Tee zur Verfügung und sie werden auch regelmäßig zum Trinken aufgefordert. </text:p>
      <text:p text:style-name="P15">Süßigkeiten werden bei mir generell nicht gegeben. Eine Ausnahme hierbei ist eine Art „Belohnungssystem“ beim Töpfchentraining.</text:p>
      <text:p text:style-name="P15">Bei Lebensmittelunverträglichkeiten wird der Speiseplan mit den Eltern abgestimmt.</text:p>
      <text:p text:style-name="Text_20_body"><text:span text:style-name="T24">Fette und Zucker sollte vermieden werden</text:span><text:span text:style-name="T5">.</text:span></text:p>
      <text:p text:style-name="P15">Bei Säuglingen und Kleinkindern, die noch Fläschchen-, bzw. Gläschennahrung benötigen, wird diese von den Eltern gestellt.</text:p>
      <text:p text:style-name="P15"><text:s/></text:p>
      <text:p text:style-name="P7"><text:s text:c="34"/>Medikamentengabe</text:p>
      <text:p text:style-name="P36">Grundsätzlich gebe ich den Kindern <text:span text:style-name="T10">keine </text:span>Medikamente.</text:p>
      <text:p text:style-name="P36">Sollte ein Kind nach einer Krankheit für einen begrenzten Zeitraum medizinisch unvermeidbare Medikamente einnehmen müssen, so benötige ich zwingend eine schriftliche Bescheinigung der Erziehungsberechtigten.</text:p>
      <text:p text:style-name="P36">Bei chronischen und allergischen Erkrankungen sowie bei Fieberkrämpfen ist für eine Medikamentengabe durch mich eine schriftliche Bescheinigung des Kinderarztes unerlässlich.</text:p>
      <text:p text:style-name="P36">Ich richte mich bei Krankheiten nach den allgemeinen Wiederzulassungsrichtlinien und betreue Kinder erst wieder, wenn sie <text:span text:style-name="T10">ohne Medikamente 24 </text:span>Stunden fieberfrei sind und <text:span text:style-name="T10">48 </text:span>Stunden ohne Durchfall und Erbrechen.</text:p>
      <text:h text:style-name="P55" text:outline-level="2"><text:soft-page-break/><text:s text:c="18"/>Zusammenarbeit mit den Eltern</text:h>
      <text:p text:style-name="P7"/>
      <text:p text:style-name="P36">Ohne Eltern geht es nicht. Die Zusammenarbeit mit den Eltern hat für mich einen hohen Stellenwert. Eltern sind für mich direkter Ansprechpartner wenn es darum geht, optimale Entwicklungsbedingungen für ihr Kind zu schaffen, in deren Mittelpunkt die Förderung der kindlichen Entwicklung und die Sicherstellung des Wohls des Kindes stehen. Für das Gelingen einer guten Zusammenarbeit sind Offenheit, Vertrauen und das Einhalten von verbindlichen Absprachen unerlässlich.</text:p>
      <text:p text:style-name="P36">Ich biete jederzeit Elterngespräche an. Durch das Gespräch mit den Eltern kann sich das kindliche Verhalten für mich verdeutlichen und umgekehrt ermöglicht es auch den Eltern einen anderen Blick auf ihr Kind.</text:p>
      <text:p text:style-name="P36">Kurze Infos über den Alltagsablauf erfolgen regelmäßig durch Tür-und-Angel-Gespräche. Mir ist wichtig von bedeutsamen Ereignissen im Elternhaus zu erfahren. So kann ich das Kind besser einschätzen und auf die Bedürfnisse eingehen (z.B. ein erlebnisreiches Wochenende, ein Sturz, eine Erkrankung, Trennung).</text:p>
      <text:p text:style-name="P36">Scheuen Sie sich auch nicht, Bedenken oder Kritik zu äußern, denn nur so können wir Konflikten oder Missverständnissen aus dem Wege gehen.</text:p>
      <text:p text:style-name="P36"/>
      <text:p text:style-name="P37"><text:s text:c="27"/>Urlaub / Krankheitsfall</text:p>
      <text:p text:style-name="P37"/>
      <text:p text:style-name="P36">Von Seiten des Tageselternvereins wird empfohlen, dass die Tagesmutter mindestens 30 Tage Urlaub im Jahr nimmt. Die genauen Urlaubstermine werden von mir bis Oktober/November für das Folgejahr bekannt gegeben. Die Eltern werden ebenfalls gebeten, ihren Urlaub rechtzeitig anzukündigen und nach Möglichkeit abzustimmen, damit keine Fremdbetreuung für das Kind nötig wird. Sollte es trotzdem unvermeidbar und absehbar sein, müssen die Eltern sich selbst um eine Kontaktaufnahme und <text:s/>Eingewöhnung kümmern.Es findet zwischen Weihnachten und Neujahr keine Betreuung statt. </text:p>
      <text:p text:style-name="P36">Im Krankheitsfall meinerseits arbeite ich eng mit einer ortsansässigen Tagesmutter zusammen. Den Eltern wird im Betreuungsvertrag Name und Adresse mitgeteilt. Bei regelmäßigen Treffen haben die Kinder immer wieder zu ihr Kontakt, so dass sie im Ernstfall keine Fremde ist.</text:p>
      <text:p text:style-name="P36">Sollte bei der Ersatztagesmutter kein Platz frei sein, bitte ich die Eltern, sich eigenständig an den Tageselternverein zu wenden. </text:p>
      <text:p text:style-name="P17"><text:line-break/></text:p>
      <text:p text:style-name="P17"/>
      <text:p text:style-name="P18"><text:soft-page-break/><text:s text:c="39"/>Schlafen </text:p>
      <text:p text:style-name="P18"/>
      <text:p text:style-name="P17">Für die Tageskinder stehen bis zu 3 Kinderbetten und 4 Stapelliegen zur Verfügung. Diese können in maximal 2 Räumen gestellt werden. Diese Räume lassen sich gut abdunkeln. Eines der Schlafräume liegt im Obergeschoss und da hilft uns das Babyphone, immer in Hörweite zu sein. Jedes Kind hat seine eigene Kopfunterlage und Decke. </text:p>
      <text:p text:style-name="P17">Wenn eines der kleineren Kinder während der Spaziergänge im Kinderwagen einschläft, kann es im Treppenhaus weiterschlafen, da die Kinder angeschnallt sind und das Treppenhaus sehr hellhörig ist. Kontrollgänge sind natürlich auch regelmäßig nötig Dies geschieht allerdings nach Rücksprache mit den Eltern.</text:p>
      <text:p text:style-name="P17"/>
      <text:p text:style-name="P19">Allgemeines</text:p>
      <text:list xml:id="list8322772883488424903" text:style-name="L5">
        <text:list-item>
          <text:p text:style-name="P65">der Antrag zur Stundenbuchung muss jedes Jahr neu gestellt werden</text:p>
        </text:list-item>
        <text:list-item>
          <text:p text:style-name="P65">daran versuche ich rechtzeitig zu erinnern</text:p>
        </text:list-item>
        <text:list-item>
          <text:p text:style-name="P65">Windeln und Feuchttücher werden mitgebracht und benutzte Windeln gebe ich auch wieder mit nach Hause</text:p>
        </text:list-item>
        <text:list-item>
          <text:p text:style-name="P65">im Treppenhaus steht unser Schnullerbaum → wenn das Kind mag, darf es sich verabschieden und <text:s/>seinen allerletzten Schnuller an einen Apfel hängen</text:p>
        </text:list-item>
        <text:list-item>
          <text:p text:style-name="P65">nach Möglichkeit haben die Kinder ihre Schnuller nur zum Schlafen und nicht im Dauergebrauch</text:p>
        </text:list-item>
        <text:list-item>
          <text:p text:style-name="P65">spätestens zum 2. Geburtstag fangen wir mit dem Thema Töpfchen an</text:p>
        </text:list-item>
        <text:list-item>
          <text:p text:style-name="P65">hierbei erfordert es unbedingt die Zusammenarbeit mit den Eltern, ansonsten macht es keinen Sinn</text:p>
        </text:list-item>
        <text:list-item>
          <text:p text:style-name="P65">Spielsachen und Bücher dürfen ab und an mitgebracht werden, aber es wird keine Garantie gegeben...(bitte hierbei keine gefährlichen Kleinteile)</text:p>
        </text:list-item>
        <text:list-item>
          <text:p text:style-name="P65">wettergerechte Kleidung und stabile Schuhe mitgeben, da wir gerne draußen sind/ auch auf Waldwegen</text:p>
        </text:list-item>
        <text:list-item>
          <text:p text:style-name="P65">Kinderwagen kann bei Bedarf im Hausflur abgestellt werden</text:p>
        </text:list-item>
        <text:list-item>
          <text:p text:style-name="P65">Terminabsprachen/Abmeldungen unbedingt rechtzeitig !</text:p>
        </text:list-item>
      </text:list>
      <text:p text:style-name="P17"/>
      <text:p text:style-name="P17"/>
      <text:p text:style-name="P17"/>
      <text:p text:style-name="P17"/>
      <text:p text:style-name="P17"/>
      <text:p text:style-name="P51"><text:soft-page-break/><text:s/>Urlaubsplan <text:s text:c="3"/>NOUNOU <text:s text:c="4"/>2019</text:p>
      <text:p text:style-name="Table_20_Contents"/>
      <text:p text:style-name="Table_20_Contents"/>
      <text:p text:style-name="Table_20_Contents"/>
      <text:p text:style-name="Table_20_Contents"/>
      <text:p text:style-name="P57">8.03.2019</text:p>
      <text:p text:style-name="Table_20_Contents"/>
      <text:p text:style-name="Table_20_Contents"/>
      <text:p text:style-name="P57">13.-18.04. 2019</text:p>
      <text:p text:style-name="P57"/>
      <text:p text:style-name="P57">31.05.2019</text:p>
      <text:p text:style-name="P57"/>
      <text:p text:style-name="P57">8.06.-21.06.2019</text:p>
      <text:p text:style-name="P57"/>
      <text:p text:style-name="P57">2.-6.09.2019</text:p>
      <text:p text:style-name="P57"/>
      <text:p text:style-name="P57">4.10.2019</text:p>
      <text:p text:style-name="P57"/>
      <text:p text:style-name="P57">28.-31.10.2019</text:p>
      <text:p text:style-name="P57"/>
      <text:p text:style-name="P56">23.12.-4.01.20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Arial1" svg:font-family="Arial, Helvetica, sans-serif"/>
    <style:font-face style:name="Mangal1" svg:font-family="Mangal"/>
    <style:font-face style:name="Open Sans1" svg:font-family="'Open Sans', Helvetica, Arial, sans-serif"/>
    <style:font-face style:name="Open Sans" svg:font-family="'Open Sans', sans-serif"/>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1-27T14:18:45.87</meta:creation-date>
    <dc:date>2020-03-05T11:24:42.39</dc:date>
    <meta:editing-duration>P1DT20H</meta:editing-duration>
    <meta:editing-cycles>48</meta:editing-cycles>
    <meta:generator>OpenOffice/4.1.5$Win32 OpenOffice.org_project/415m1$Build-9789</meta:generator>
    <meta:print-date>2019-01-27T21:53:19.75</meta:print-date>
    <meta:document-statistic meta:table-count="0" meta:image-count="0" meta:object-count="0" meta:page-count="17" meta:paragraph-count="253" meta:word-count="3544" meta:character-count="26513"/>
  </office:meta>
</office:document-meta>
</file>